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micSansMS" svg:font-family="ComicSansM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name="ComicSansMS" style:font-name-complex="ComicSansMS" fo:font-weight="bold" style:font-weight-asian="bold" style:font-weight-complex="bold" fo:font-size="10pt" style:font-size-asian="10pt" style:font-size-complex="10pt"/>
    </style:style>
    <style:style style:name="T10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1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2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3" style:parent-style-name="Fuentedepárrafopredeter." style:family="text">
      <style:text-properties style:font-name="ComicSansMS" style:font-name-complex="ComicSansMS" fo:font-weight="bold" style:font-weight-asian="bold" style:font-weight-complex="bold" fo:font-size="10pt" style:font-size-asian="10pt" style:font-size-complex="10pt"/>
    </style:style>
    <style:style style:name="T14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5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6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7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8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19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0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1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2" style:parent-style-name="Fuentedepárrafopredeter." style:family="text">
      <style:text-properties style:font-name="ComicSansMS" style:font-name-complex="ComicSansMS" fo:font-weight="bold" style:font-weight-asian="bold" style:font-weight-complex="bold" fo:font-size="10pt" style:font-size-asian="10pt" style:font-size-complex="10pt"/>
    </style:style>
    <style:style style:name="T23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4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5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T26" style:parent-style-name="Fuentedepárrafopredeter." style:family="text">
      <style:text-properties style:font-name="ComicSansMS" style:font-name-complex="ComicSansMS" fo:font-size="10pt" style:font-size-asian="10pt" style:font-size-complex="10pt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<text:span text:style-name="T3">REGLAMENTO DE FUNCIONAMIENTO DEL COMITÉ DE</text:span></text:p>
      <text:p text:style-name="P4">IGUALDAD PARA LA ELABORACIÓN Y DESARROLLO DE UN PLAN DE</text:p>
      <text:p text:style-name="P5">IGUALDAD</text:p>
      <text:p text:style-name="P6"/>
      <text:p text:style-name="P7"/>
      <text:p text:style-name="P8"/>
      <text:p text:style-name="Normal"><text:span text:style-name="T9">Composición:</text:span></text:p>
      <text:p text:style-name="Normal"/>
      <text:p text:style-name="Normal"><text:span text:style-name="T10">La composición de todos los <text:s/>comités tiene que ser<text:s/></text:span><text:span text:style-name="T11">paritaria. Se debe cumplir una paridad en la representación femenina de al menos un 60/40 en todos los comités (programa, logística, comunicación, finanzas, presidencia e igualdad) <text:s/>haciendo especial énfasis en el comité de programa para que busquen iguald</text:span><text:span text:style-name="T12">ad entre los ponentes.</text:span></text:p>
      <text:p text:style-name="Normal"/>
      <text:p text:style-name="Normal"><text:span text:style-name="T13">Competencias:</text:span></text:p>
      <text:p text:style-name="Normal"/>
      <text:p text:style-name="Normal"><text:span text:style-name="T14">1. Velar para que en las jornadas se cumpla el principio de igualdad de trato y oportunidades entre mujeres y hombres.</text:span></text:p>
      <text:p text:style-name="Normal"/>
      <text:p text:style-name="Normal"><text:span text:style-name="T15">2. Informar al personal de la jornada sobre todos los pasos dados para desarrollar el Plan de I</text:span><text:span text:style-name="T16">gualdad.</text:span></text:p>
      <text:p text:style-name="Normal"/>
      <text:p text:style-name="Normal"><text:span text:style-name="T17">3. Sensibilizar a la plantilla sobre la importancia de incorporar la igualdad de oportunidades en las jornadas y la necesidad de que participen activamente.</text:span></text:p>
      <text:p text:style-name="Normal"/>
      <text:p text:style-name="Normal"><text:span text:style-name="T18">4. Facilitar toda la información necesaria para realizar el diagnóstico en Igualdad.</text:span></text:p>
      <text:p text:style-name="Normal"/>
      <text:p text:style-name="Normal"><text:span text:style-name="T19">5.</text:span><text:span text:style-name="T20"><text:s/>Impulsar la difusión del Plan de Igualdad dentro de las jornadas, y promover su implantación.</text:span></text:p>
      <text:p text:style-name="Normal"/>
      <text:p text:style-name="Normal"><text:span text:style-name="T21">6. Aprobar el Plan de Igualdad que se pondrá en marcha.</text:span></text:p>
      <text:p text:style-name="Normal"/>
      <text:p text:style-name="Normal"/>
      <text:p text:style-name="Normal"><text:span text:style-name="T22">Procedimiento de actuación:</text:span></text:p>
      <text:p text:style-name="Normal"/>
      <text:p text:style-name="Normal"><text:span text:style-name="T23">Este reglamento está elaborado para llevarlo a cabo durante toda la durac</text:span><text:span text:style-name="T24">ión de la jornada.</text:span></text:p>
      <text:p text:style-name="Normal"/>
      <text:p text:style-name="Normal"><text:span text:style-name="T25">Se difundirá dicho reglamento a todos los coordinadores de los respectivos comités para que lo lleven a cabo.</text:span></text:p>
      <text:p text:style-name="Normal"/>
      <text:p text:style-name="Normal"><text:span text:style-name="T26">Antes de esto, los respectivos presidentes: <text:s/>Roberto García Calero y Elvira García Ruiz tienen que aprobarlo.</text:span></text:p>
      <text:p text:style-name="Normal"/>
      <text:p text:style-name="Normal"/>
      <text:p text:style-name="P27"/>
      <text:p text:style-name="P2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micSansMS" svg:font-family="ComicSansM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a Ruiz</meta:initial-creator>
    <dc:creator>Félix Gómez</dc:creator>
    <meta:creation-date>2017-10-18T09:27:00Z</meta:creation-date>
    <dc:date>2017-10-18T09:27:00Z</dc:date>
    <meta:template xlink:href="Normal" xlink:type="simple"/>
    <meta:editing-cycles>2</meta:editing-cycles>
    <meta:editing-duration>PT60S</meta:editing-duration>
    <meta:document-statistic meta:page-count="1" meta:paragraph-count="2" meta:word-count="222" meta:character-count="1443" meta:row-count="10" meta:non-whitespace-character-count="1223"/>
  </office:meta>
</office:document-meta>
</file>